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margin-left="1.251cm" fo:margin-right="0cm" fo:text-indent="0cm" style:auto-text-indent="false"/>
      <style:text-properties fo:font-size="14pt" fo:language="de" fo:country="DE" style:text-underline-style="none" fo:font-weight="normal" style:font-size-asian="14pt" style:font-weight-asian="normal" style:font-size-complex="14pt" style:font-weight-complex="normal"/>
    </style:style>
    <style:style style:name="P7"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list-style-name="L1">
      <style:text-properties fo:language="de" fo:country="DE"/>
    </style:style>
    <style:style style:name="P9" style:family="paragraph" style:parent-style-name="Standard" style:list-style-name="L1">
      <style:text-properties fo:language="de" fo:country="DE" fo:font-style="normal" style:font-style-asian="normal" style:font-style-complex="normal"/>
    </style:style>
    <style:style style:name="P10"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1"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12" style:family="paragraph" style:parent-style-name="Standard" style:list-style-name="L4">
      <style:text-properties fo:font-size="14pt" fo:language="de" fo:country="DE" style:text-underline-style="none" fo:font-weight="normal" style:font-size-asian="14pt" style:font-weight-asian="normal" style:font-size-complex="14pt" style:font-weight-complex="normal"/>
    </style:style>
    <style:style style:name="P13" style:family="paragraph" style:parent-style-name="Standard" style:list-style-name="L5">
      <style:text-properties fo:font-size="14pt" fo:language="de" fo:country="DE" style:text-underline-style="none" fo:font-weight="normal" style:font-size-asian="14pt" style:font-weight-asian="normal" style:font-size-complex="14pt" style:font-weight-complex="normal"/>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1"/>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text:p>
      <text:p text:style-name="P1"/>
      <text:p text:style-name="P3">Analyse der Aufgabenstellung:</text:p>
      <text:p text:style-name="P3"/>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p text:style-name="P2">Wie entwickelt man Software?</text:p>
      <text:p text:style-name="P4"/>
      <text:p text:style-name="P4">In der Softwareentwicklung bezeichnet man die Schritte die ein Softwareentwickler bei der Entwicklung von Software durchlaufen sollte als Softwareentwicklungsprozesse. In der Regel unterscheidet man 4 Softwareentwicklungsprozesse. </text:p>
      <text:list xml:id="list6631376929136818763" text:style-name="L1">
        <text:list-item>
          <text:p text:style-name="P8"><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9"><text:span text:style-name="T2">Die </text:span><text:span text:style-name="T3">Softwareentwicklung</text:span><text:span text:style-name="T2"> bei der die Software konzipiert und programmiert wird.</text:span></text:p>
        </text:list-item>
        <text:list-item>
          <text:p text:style-name="P9"><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9"><text:span text:style-name="T2">Die </text:span><text:span text:style-name="T3">Softwareweiterentwicklung </text:span><text:span text:style-name="T2">bei der die Software modifiziert wird, um diese an die Änderungen der Anforderungen des Marktes und des Kunden anzupassen.</text:span></text:p>
        </text:list-item>
      </text:list>
      <text:p text:style-name="P4">(vgl. Sommerville Software Engineering 2004 S.8)</text:p>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text:soft-page-break/>Anwendung auf dem aktuellsten Stand, wie kann die Anwendung verbessert werden und welche Folgeanwendungen könnten aus dieser Anwendung entstehen.</text:p>
      <text:p text:style-name="P4"/>
      <text:p text:style-name="P2">Was sind die Eigenschaften guter Software? </text:p>
      <text:p text:style-name="P4"/>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Die Eigenschaften guter Software sind:</text:p>
      <text:p text:style-name="P4"/>
      <text:list xml:id="list3164516983271607956" text:style-name="L2">
        <text:list-item>
          <text:p text:style-name="P10">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10">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10">Effizienz:<text:span text:style-name="T1"> Software sollte keine Systemressourcen verschwenden, wie z.B. Speicher oder Prozessor Zyklen, daher beinhaltet Effizienz Speicherausnutzung, Prozessorzeit, Antwortzeiten für Anwender etc. </text:span></text:p>
        </text:list-item>
        <text:list-item>
          <text:p text:style-name="P10">Benutzbarkeit: <text:span text:style-name="T1">Software muss benutzbar sein, ohne unangemessenen Aufwand, von den Benutzern für die diese Software konzipiert wurde. D.h. Software sollte eine angemessene Benutzeroberfläche haben und hinreichend dokumentiert sein.</text:span></text:p>
        </text:list-item>
      </text:list>
      <text:p text:style-name="P4">(Sommerville Software Engineering 2004 S.12ff )</text:p>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2"><text:soft-page-break/>Was bedeutet dezentral?</text:p>
      <text:p text:style-name="P7"/>
      <text:p text:style-name="P4">/<text:span text:style-name="T6">/TODO DEFIS AUS IT DUDEN BESORGEN </text:span>Die Begriffe dezentral und verteilt werden im Nachfolgenden Teil synonym verwendet. </text:p>
      <text:p text:style-name="P4"/>
      <text:p text:style-name="P5"><text:span text:style-name="T5">»Ein verteiltes System ist eine Ansammlung unabhängiger Computer, die den Benutzern wie ein einzelnes kohärentes System erscheint.«</text:span><text:span text:style-name="T5"><text:note text:id="ftn1" text:note-class="footnote"><text:note-citation>1</text:note-citation><text:note-body><text:p text:style-name="Footnote">Tanenbaum, Andrew S., Maarten van Steen: Verteilte Systeme. <text:span text:style-name="T6">Nachbessern</text:span></text:p></text:note-body></text:note></text:span></text:p>
      <text:p text:style-name="P7"/>
      <text:p text:style-name="P4">Die Hausaufgabenheft-Anwendung ist eine Komponente des SharkNet. Das SharkNet ist eine Ansammlung verschiedener Komponenten die unter anderem ein Soziales Netzwerk realisieren. Innerhalb dieses Netzwerkes können die Knoten über Chat-Funktionalitäten miteinander kommunizieren, Daten austauschen, Interessen teilen, eigene Benutzerprofile erstellen etc. </text:p>
      <text:p text:style-name="P4"/>
      <text:p text:style-name="P4">Die Knoten des SharkNet werden als Peers bezeichnet. Ein Peer symbolisiert eine Person, genauer das Endgerät einer Person z.B. ein Smartphone, ein Tablet, ein Computer oder ein SmartTV. SharkNet ist ein Verteiltes System, welches aus einer Ansammlung unabhängiger Smartphones, Tablets, Computer oder SmartTV's bestehen kann. Immer mehr Geräte, auch Kühlschränke oder Waschmaschinen, beinhalten Prozessoren und andere Computer-Hardware und können Daten mit anderen Geräten austauschen(Internet-of-Things). Die Verteilung eines Systems ist somit nicht unbedingt auf PC's oder Laptops beschränkt. <text:s/></text:p>
      <text:p text:style-name="P4"/>
      <text:p text:style-name="P4">Zum Beispiel die Technik des Raspberry pi. Diese kleinen, verhältnismäßig günstigen Minicomputer können an verschiedenen Orten angebracht werden, in Klassenräumen vor Schulgebäuden an öffentlichen Plätzen etc. Theoretisch könnten diese <text:s/>Raspberry pi's eine Implementierung des ScharkNets verwenden und mit anderen Peers kommunizieren und Daten austauschen. Ein Raspberry pi mit entsprechender Konfigurierung wird vor Klassenraum XY installiert, dann können alle Schülerinnen und Schüler, die SharkNet auf ihrem Smartphone installiert haben, ihre Hausaufgabenheft-Anwendung mit diesem Raspberry pi synchronisieren und besondere Informationen erhalten z.B. Aktualisierungen der Metadaten der Schule, ausfallende Lehrer, Events der Schule etc. <text:s/></text:p>
      <text:p text:style-name="P4"/>
      <text:p text:style-name="P4">Die Kommunikation in einem dezentralen System arbeitet ohne Server und ohne 2. bzw. 3. Betreiber. <text:s/>Die Peers im dezentralen SharkNet kommunizieren und synchronisieren sich direkt über NFC oder Wifi-Direct miteinander(Peer-to-Pe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text:soft-page-break/>speziellen Peer zu teilen. <text:s/></text:p>
      <text:p text:style-name="P4"/>
      <text:p text:style-name="P4">SharkNet ist in erster Linie dezentral, weil es das dezentrale Framework SharkFW verwendet. Das Interessensystem und die Kommunikation via NFC oder Wifi-Direct sind im SharkFW implementiert. <text:span text:style-name="T6">//TODO WEITERE SHARKFW FUNKTIONEN AUFZÄHLEN UND REFERENZIEREN</text:span></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6"/>
      <text:p text:style-name="P2">Wie können die Schülerinnen und Schüler bei ihren Hausaufgaben unterstützt werden?</text:p>
      <text:p text:style-name="P4"/>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p text:style-name="P4"/>
      <text:p text:style-name="P3">Analyse der Anwendungsfälle:</text:p>
      <text:p text:style-name="P3"/>
      <text:p text:style-name="P4">Anwendungsfälle werden sehr früh im Softwareentwicklungsprozess aufgestellt. In der Phase der Softwarespezifikationen, speziell während der Auffindung von Anforderungen, werden verschiedenste Nutzungsszenarien kreiert, welche dann später zu Spezifikationen ausformuliert werden können. Ein Nutzungsszenario oder Anwendungsfall beschreibt eine Aktion die ein Benutzer, im Falle der <text:soft-page-break/>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4"/>
      <text:p text:style-name="P4">Eine Schülerin oder ein Schüler:</text:p>
      <text:p text:style-name="P4"/>
      <text:list xml:id="list8809416878255631267" text:style-name="L3">
        <text:list-item>
          <text:p text:style-name="P11"><text:s/>… erstellt seinen Wochenstundenplan.</text:p>
        </text:list-item>
        <text:list-item>
          <text:p text:style-name="P11"><text:s/>… erstellt eine Unterrichtsstunde.</text:p>
        </text:list-item>
        <text:list-item>
          <text:p text:style-name="P11"><text:s/>… verknüpft die Unterrichtsstunde mit einem Lehrer, einem Raum und einer Wiederholbarkeit</text:p>
        </text:list-item>
        <text:list-item>
          <text:p text:style-name="P11"><text:s/>… ordnet die Unterrichtsstunde zeitlich in den Wochenstundenplan ein.</text:p>
        </text:list-item>
        <text:list-item>
          <text:p text:style-name="P11"><text:s/>… trägt Unterrichtsstunden für verschiedene Wochentage ein.</text:p>
        </text:list-item>
        <text:list-item>
          <text:p text:style-name="P11"><text:s/>… wechselt zwischen den verschiedenen Wochentagen des Wochenstundenplans mit einer Fingergeste.</text:p>
        </text:list-item>
        <text:list-item>
          <text:p text:style-name="P11"><text:s/>… sieht sich das Hausaufgabenheft an und blättert die einzelnen Seiten mit einer Fingergeste um.</text:p>
        </text:list-item>
        <text:list-item>
          <text:p text:style-name="P11"><text:s/>… blättert an den Anfang/das Ende des Hausaufgabenhefts.</text:p>
        </text:list-item>
        <text:list-item>
          <text:p text:style-name="P11"><text:s/>… blättert eine Woche im Hausaufgabenheft vor/zurück.</text:p>
        </text:list-item>
        <text:list-item>
          <text:p text:style-name="P11"><text:s/>… stellt fest, dass an diesem Tag kein Unterricht stattfindet.</text:p>
        </text:list-item>
        <text:list-item>
          <text:p text:style-name="P11"><text:s/>… erstellt eine Hausaufgabe.</text:p>
        </text:list-item>
        <text:list-item>
          <text:p text:style-name="P11"><text:s/>… erzeugt einen Chat zu einer Hausaufgabe.</text:p>
        </text:list-item>
        <text:list-item>
          <text:p text:style-name="P11"><text:s/>… fotografiert eine Aufgabenstellung oder Lösung.</text:p>
        </text:list-item>
        <text:list-item>
          <text:p text:style-name="P11"><text:s/>… verknüpft ein/mehrere Foto/s einer Aufgabenstellung oder Lösung mit einer Hausaufgabe.</text:p>
        </text:list-item>
        <text:list-item>
          <text:p text:style-name="P11"><text:s/>… bewertet die Qualität der fotografierten Ressource.</text:p>
        </text:list-item>
      </text:list>
      <text:p text:style-name="P4"/>
      <text:p text:style-name="P4">Eine dritte Person(Lehrer, Entwickler oder ein andrer):</text:p>
      <text:list xml:id="list39658161" text:continue-numbering="true" text:style-name="L3">
        <text:list-item>
          <text:p text:style-name="P11"><text:s/>gibt die Metadaten der Schule an.</text:p>
        </text:list-item>
      </text:list>
      <text:p text:style-name="P4"/>
      <text:p text:style-name="P4">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entwickelt. </text:p>
      <text:p text:style-name="P4"/>
      <text:p text:style-name="P3"/>
      <text:p text:style-name="P3"/>
      <text:p text:style-name="P3"/>
      <text:p text:style-name="P2"><text:soft-page-break/>Analyse ähnlicher Softwarelösungen:</text:p>
      <text:p text:style-name="P1"/>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Definition der teilweise subjektiven Bewertungskriterien</text:p>
      <text:p text:style-name="P2"/>
      <text:p text:style-name="P4">Die zu untersuchende Anwendung sollte:</text:p>
      <text:p text:style-name="P4"/>
      <text:list xml:id="list8985248183678967530" text:style-name="L4">
        <text:list-item>
          <text:p text:style-name="P12">… ohne besondere Vorkenntnisse benutzbar sein.</text:p>
        </text:list-item>
        <text:list-item>
          <text:p text:style-name="P12">… nicht abstürzen.</text:p>
        </text:list-item>
        <text:list-item>
          <text:p text:style-name="P12">… die Informationen persistent speichern.</text:p>
        </text:list-item>
        <text:list-item>
          <text:p text:style-name="P12">… das Fotografieren der Hausaufgaben unterstützen.</text:p>
        </text:list-item>
        <text:list-item>
          <text:p text:style-name="P12">… einen Erstellung des Stundenplans ermöglichen.</text:p>
        </text:list-item>
        <text:list-item>
          <text:p text:style-name="P12">… den Stundenplan mit anderen Teilen können.</text:p>
        </text:list-item>
      </text:list>
      <text:p text:style-name="P1"/>
      <text:p text:style-name="P2">Anwendung 1:</text:p>
      <text:list xml:id="list3144875686254948550" text:style-name="L5">
        <text:list-item>
          <text:p text:style-name="P13">Anwendungsname „Hausaufgaben“</text:p>
        </text:list-item>
        <text:list-item>
          <text:p text:style-name="P13">Herausgeber „Klwinkel.com“</text:p>
        </text:list-item>
        <text:list-item>
          <text:p text:style-name="P13">Bewertung im GooglePlay Store „4,3 Sterne“</text:p>
        </text:list-item>
        <text:list-item>
          <text:p text:style-name="P13">Downloadzahlen „ungefähr 1 Millionen“</text:p>
        </text:list-item>
      </text:list>
      <text:p text:style-name="P4"/>
      <text:p text:style-name="P4">Die Navigation zwischen den einzelnen Aktivitäten(Activities) der Anwendung ist mit dem Navigation Drawer des Android Frameworks realisiert, dadurch wirkt die Navigation durch die einzelnen Bestandteile der Anwendung sehr vereinfacht und intuitiv. Die Komponenten des Android Frameworks: Aktivitäten, Navigation Drawer, Layouts etc. werden später geklärt. </text:p>
      <text:p text:style-name="P4"/>
      <text:p text:style-name="P4">Die einzelnen Unterrichtsfächer werden separat in der Aktivität „Fächer“ definiert. Einem Fach können verschiedene Eigenschaften zugeschrieben werden. Die Eigenschaften lauten: Name des Fachs, Abkürzung des Namens des Fachs, Farbe des Fachs, Kontakt, Telefonnummer des Kontakts und eine E-Mail Adresse des Kontakts. 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text:soft-page-break/>Bearbeitung, Ansicht oder zum Entfernen bereit.</text:p>
      <text:p text:style-name="P4"/>
      <text:p text:style-name="P4">Mehrere Wochenstundenpläne können in der Aktivität „Stundenpl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Stundenplan Aktivität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text:soft-page-break/>ist an die voreingestellte Farbe des Fachs angepasst, das Kürzel des Fächernamens wird angezeigt, sowie die Startzeit und die Endzeit der Stunde. Die erneute Bearbeitung der Stunde wird durch berühren aktiviert.</text:p>
      <text:p text:style-name="P4"/>
      <text:p text:style-name="P4">Hausaufgaben werden einzeln definiert und werden einem Fach und einem Datum zugewiesen. Eine Hausaufgabe kann als Prüfung deklariert werden und ein Alarm für diese Prüfung oder Hausaufgabe kann festgelegt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8H36M59S</meta:editing-duration>
    <meta:editing-cycles>12</meta:editing-cycles>
    <meta:generator>OpenOffice/4.1.2$Win32 OpenOffice.org_project/412m3$Build-9782</meta:generator>
    <dc:date>2016-08-02T19:47:17.99</dc:date>
    <dc:creator>jason statham</dc:creator>
    <meta:document-statistic meta:table-count="0" meta:image-count="0" meta:object-count="0" meta:page-count="8" meta:paragraph-count="78" meta:word-count="2355" meta:character-count="18474"/>
    <meta:user-defined meta:name="Info 1"/>
    <meta:user-defined meta:name="Info 2"/>
    <meta:user-defined meta:name="Info 3"/>
    <meta:user-defined meta:name="Info 4"/>
  </office:meta>
</office:document-meta>
</file>